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865" officeooo:paragraph-rsid="00055865" style:font-weight-asian="bold" style:font-weight-complex="bold"/>
    </style:style>
    <style:style style:name="P2" style:family="paragraph" style:parent-style-name="Standard">
      <style:text-properties fo:font-weight="normal" officeooo:rsid="00055865" officeooo:paragraph-rsid="00055865" style:font-weight-asian="normal" style:font-weight-complex="normal"/>
    </style:style>
    <style:style style:name="P3" style:family="paragraph" style:parent-style-name="Standard">
      <style:text-properties fo:font-size="12pt" fo:language="zxx" fo:country="none" fo:font-weight="normal" officeooo:rsid="00055865" officeooo:paragraph-rsid="00055865" style:font-weight-asian="normal" style:font-weight-complex="normal"/>
    </style:style>
    <style:style style:name="P4" style:family="paragraph" style:parent-style-name="Standard">
      <style:text-properties fo:font-size="12pt" fo:language="zxx" fo:country="none" fo:font-weight="normal" officeooo:rsid="000653a3" officeooo:paragraph-rsid="000653a3" style:font-weight-asian="normal" style:font-weight-complex="normal"/>
    </style:style>
    <style:style style:name="P5" style:family="paragraph" style:parent-style-name="Standard">
      <style:text-properties fo:font-size="12pt" fo:language="zxx" fo:country="none" fo:font-weight="normal" officeooo:rsid="000bbd13" officeooo:paragraph-rsid="000bbd13" style:font-weight-asian="normal" style:font-weight-complex="normal"/>
    </style:style>
    <style:style style:name="P6" style:family="paragraph" style:parent-style-name="Standard">
      <style:text-properties fo:language="zxx" fo:country="none" fo:font-weight="normal" officeooo:rsid="00055865" officeooo:paragraph-rsid="00055865" style:font-weight-asian="normal" style:font-weight-complex="normal"/>
    </style:style>
    <style:style style:name="P7" style:family="paragraph" style:parent-style-name="Standard">
      <style:text-properties fo:language="zxx" fo:country="none" fo:font-weight="normal" officeooo:rsid="000653a3" officeooo:paragraph-rsid="000653a3" style:font-weight-asian="normal" style:font-weight-complex="normal"/>
    </style:style>
    <style:style style:name="P8" style:family="paragraph" style:parent-style-name="Standard">
      <style:text-properties fo:language="zxx" fo:country="none" fo:font-weight="normal" officeooo:rsid="000653a3" officeooo:paragraph-rsid="000653a3" style:font-weight-asian="normal" style:font-weight-complex="normal"/>
    </style:style>
    <style:style style:name="P9" style:family="paragraph" style:parent-style-name="Standard">
      <style:text-properties fo:language="zxx" fo:country="none" fo:font-weight="normal" officeooo:rsid="00078ed6" officeooo:paragraph-rsid="00078ed6" style:font-weight-asian="normal" style:font-weight-complex="normal"/>
    </style:style>
    <style:style style:name="P10" style:family="paragraph" style:parent-style-name="Standard">
      <style:text-properties fo:language="zxx" fo:country="none" fo:font-weight="normal" officeooo:rsid="00078ed6" officeooo:paragraph-rsid="00078ed6" style:font-weight-asian="normal" style:font-weight-complex="normal"/>
    </style:style>
    <style:style style:name="P11" style:family="paragraph" style:parent-style-name="Standard">
      <style:text-properties fo:language="zxx" fo:country="none" fo:font-weight="normal" officeooo:rsid="0007aec7" officeooo:paragraph-rsid="0007aec7" style:font-weight-asian="normal" style:font-weight-complex="normal"/>
    </style:style>
    <style:style style:name="P12" style:family="paragraph" style:parent-style-name="Standard">
      <style:text-properties fo:language="zxx" fo:country="none" fo:font-weight="normal" officeooo:rsid="0007aec7" officeooo:paragraph-rsid="0007aec7" style:font-weight-asian="normal" style:font-weight-complex="normal"/>
    </style:style>
    <style:style style:name="P13" style:family="paragraph" style:parent-style-name="Standard">
      <style:text-properties fo:language="zxx" fo:country="none" fo:font-weight="normal" officeooo:rsid="0007cd78" officeooo:paragraph-rsid="0007cd78" style:font-weight-asian="normal" style:font-weight-complex="normal"/>
    </style:style>
    <style:style style:name="P14" style:family="paragraph" style:parent-style-name="Standard">
      <style:text-properties fo:language="zxx" fo:country="none" fo:font-weight="normal" officeooo:rsid="000905c1" officeooo:paragraph-rsid="000905c1" style:font-weight-asian="normal" style:font-weight-complex="normal"/>
    </style:style>
    <style:style style:name="P15" style:family="paragraph" style:parent-style-name="Standard">
      <style:text-properties fo:language="zxx" fo:country="none" fo:font-weight="normal" officeooo:rsid="000bbd13" officeooo:paragraph-rsid="000bbd13" style:font-weight-asian="normal" style:font-weight-complex="normal"/>
    </style:style>
    <style:style style:name="P16" style:family="paragraph" style:parent-style-name="Standard">
      <style:text-properties fo:language="zxx" fo:country="none" fo:font-weight="normal" officeooo:rsid="000bbd13" officeooo:paragraph-rsid="000bbd13" style:font-weight-asian="normal" style:font-weight-complex="normal"/>
    </style:style>
    <style:style style:name="P17" style:family="paragraph" style:parent-style-name="Standard">
      <style:text-properties fo:language="zxx" fo:country="none" fo:font-weight="normal" officeooo:rsid="000c1c86" officeooo:paragraph-rsid="000c5579" style:font-weight-asian="normal" style:font-weight-complex="normal"/>
    </style:style>
    <style:style style:name="P18" style:family="paragraph" style:parent-style-name="Standard">
      <style:text-properties fo:language="zxx" fo:country="none" fo:font-weight="normal" officeooo:rsid="000c1c86" officeooo:paragraph-rsid="000c5579" style:font-weight-asian="normal" style:font-weight-complex="normal"/>
    </style:style>
    <style:style style:name="P19" style:family="paragraph" style:parent-style-name="Standard">
      <style:text-properties fo:language="zxx" fo:country="none" fo:font-weight="normal" officeooo:rsid="000c1c86" officeooo:paragraph-rsid="000d7244" style:font-weight-asian="normal" style:font-weight-complex="normal"/>
    </style:style>
    <style:style style:name="P20" style:family="paragraph" style:parent-style-name="Standard">
      <style:text-properties fo:language="zxx" fo:country="none" fo:font-weight="bold" officeooo:rsid="000653a3" officeooo:paragraph-rsid="000653a3" style:font-weight-asian="bold" style:font-weight-complex="bold"/>
    </style:style>
    <style:style style:name="P21" style:family="paragraph" style:parent-style-name="Standard">
      <style:text-properties fo:language="zxx" fo:country="none" fo:font-weight="bold" officeooo:rsid="000653a3" officeooo:paragraph-rsid="000653a3" style:font-weight-asian="bold" style:font-weight-complex="bold"/>
    </style:style>
    <style:style style:name="P22" style:family="paragraph" style:parent-style-name="Standard">
      <style:text-properties fo:language="zxx" fo:country="none" fo:font-weight="bold" officeooo:rsid="00078ed6" officeooo:paragraph-rsid="00078ed6" style:font-weight-asian="bold" style:font-weight-complex="bold"/>
    </style:style>
    <style:style style:name="P23" style:family="paragraph" style:parent-style-name="Standard">
      <style:text-properties fo:language="zxx" fo:country="none" fo:font-weight="bold" officeooo:rsid="0007aec7" officeooo:paragraph-rsid="0007aec7" style:font-weight-asian="bold" style:font-weight-complex="bold"/>
    </style:style>
    <style:style style:name="P24" style:family="paragraph" style:parent-style-name="Standard">
      <style:text-properties fo:language="zxx" fo:country="none" fo:font-weight="bold" officeooo:rsid="0007cd78" officeooo:paragraph-rsid="0007cd78" style:font-weight-asian="bold" style:font-weight-complex="bold"/>
    </style:style>
    <style:style style:name="P25" style:family="paragraph" style:parent-style-name="Standard">
      <style:text-properties fo:language="zxx" fo:country="none" fo:font-weight="bold" officeooo:rsid="0007cd78" officeooo:paragraph-rsid="0007cd78" style:font-weight-asian="bold" style:font-weight-complex="bold"/>
    </style:style>
    <style:style style:name="P26" style:family="paragraph" style:parent-style-name="Standard">
      <style:text-properties fo:language="zxx" fo:country="none" fo:font-weight="bold" officeooo:rsid="000ab387" officeooo:paragraph-rsid="000ab387" style:font-weight-asian="bold" style:font-weight-complex="bold"/>
    </style:style>
    <style:style style:name="P27" style:family="paragraph" style:parent-style-name="Standard">
      <style:text-properties fo:language="zxx" fo:country="none" fo:font-weight="bold" officeooo:rsid="000c1c86" officeooo:paragraph-rsid="000c1c86" style:font-weight-asian="bold" style:font-weight-complex="bold"/>
    </style:style>
    <style:style style:name="T1" style:family="text">
      <style:text-properties fo:color="#bbbbbb" loext:opacity="100%"/>
    </style:style>
    <style:style style:name="T2" style:family="text">
      <style:text-properties fo:color="#bbbbbb" loext:opacity="100%" fo:font-size="12pt" fo:font-style="normal"/>
    </style:style>
    <style:style style:name="T3" style:family="text">
      <style:text-properties fo:color="#bbbbbb" loext:opacity="100%" fo:font-size="12pt" fo:font-style="normal" fo:font-weight="normal"/>
    </style:style>
    <style:style style:name="T4" style:family="text">
      <style:text-properties fo:color="#bbbbbb" loext:opacity="100%" fo:font-size="12pt" fo:font-style="normal" officeooo:rsid="000bbd13"/>
    </style:style>
    <style:style style:name="T5" style:family="text">
      <style:text-properties fo:color="#bbbbbb" loext:opacity="100%" fo:font-style="normal"/>
    </style:style>
    <style:style style:name="T6" style:family="text">
      <style:text-properties fo:color="#bbbbbb" loext:opacity="100%" fo:font-style="normal" fo:font-weight="normal"/>
    </style:style>
    <style:style style:name="T7" style:family="text">
      <style:text-properties fo:color="#bbbbbb" loext:opacity="100%" fo:font-style="normal" officeooo:rsid="000bbd13"/>
    </style:style>
    <style:style style:name="T8" style:family="text">
      <style:text-properties fo:color="#bbbbbb" loext:opacity="100%" fo:font-weight="normal"/>
    </style:style>
    <style:style style:name="T9" style:family="text">
      <style:text-properties fo:color="#666666" loext:opacity="100%" fo:font-size="12pt" fo:font-style="normal"/>
    </style:style>
    <style:style style:name="T10" style:family="text">
      <style:text-properties fo:color="#666666" loext:opacity="100%" fo:font-size="12pt" fo:font-style="normal" fo:font-weight="normal"/>
    </style:style>
    <style:style style:name="T11" style:family="text">
      <style:text-properties fo:color="#666666" loext:opacity="100%" fo:font-size="12pt" fo:font-style="normal" officeooo:rsid="000bbd13"/>
    </style:style>
    <style:style style:name="T12" style:family="text">
      <style:text-properties fo:color="#666666" loext:opacity="100%" fo:font-style="normal"/>
    </style:style>
    <style:style style:name="T13" style:family="text">
      <style:text-properties fo:color="#666666" loext:opacity="100%" fo:font-style="normal" fo:font-weight="normal"/>
    </style:style>
    <style:style style:name="T14" style:family="text">
      <style:text-properties fo:color="#666666" loext:opacity="100%" fo:font-style="normal" officeooo:rsid="000bbd13"/>
    </style:style>
    <style:style style:name="T15" style:family="text">
      <style:text-properties fo:color="#008000" loext:opacity="100%" fo:font-style="normal"/>
    </style:style>
    <style:style style:name="T16" style:family="text">
      <style:text-properties fo:color="#008000" loext:opacity="100%" fo:font-style="normal" fo:font-weight="bold"/>
    </style:style>
    <style:style style:name="T17" style:family="text">
      <style:text-properties fo:color="#008000" loext:opacity="100%" fo:font-style="normal" fo:font-weight="bold" officeooo:rsid="000bbd13"/>
    </style:style>
    <style:style style:name="T18" style:family="text">
      <style:text-properties fo:color="#008000" loext:opacity="100%" fo:font-style="normal" officeooo:rsid="000bbd13"/>
    </style:style>
    <style:style style:name="T19" style:family="text">
      <style:text-properties fo:color="#0000ff" loext:opacity="100%" fo:font-style="normal"/>
    </style:style>
    <style:style style:name="T20" style:family="text">
      <style:text-properties fo:color="#0000ff" loext:opacity="100%" fo:font-style="normal" fo:font-weight="bold"/>
    </style:style>
    <style:style style:name="T21" style:family="text">
      <style:text-properties fo:color="#000000" loext:opacity="100%" fo:font-style="normal"/>
    </style:style>
    <style:style style:name="T22" style:family="text">
      <style:text-properties fo:color="#000000" loext:opacity="100%" fo:font-style="normal" fo:font-weight="normal"/>
    </style:style>
    <style:style style:name="T23" style:family="text">
      <style:text-properties fo:color="#000000" loext:opacity="100%" fo:font-style="normal" officeooo:rsid="000c5579"/>
    </style:style>
    <style:style style:name="T24" style:family="text">
      <style:text-properties fo:color="#000000" loext:opacity="100%" fo:font-style="normal" officeooo:rsid="000bbd13"/>
    </style:style>
    <style:style style:name="T25" style:family="text">
      <style:text-properties fo:color="#000000" loext:opacity="100%" fo:font-size="12pt" fo:font-style="normal"/>
    </style:style>
    <style:style style:name="T26" style:family="text">
      <style:text-properties fo:color="#000000" loext:opacity="100%" fo:font-size="12pt" fo:font-style="normal" officeooo:rsid="000bbd13"/>
    </style:style>
    <style:style style:name="T27" style:family="text">
      <style:text-properties fo:color="#b00040" loext:opacity="100%" fo:font-style="normal"/>
    </style:style>
    <style:style style:name="T28" style:family="text">
      <style:text-properties fo:color="#b00040" loext:opacity="100%" fo:font-style="normal" fo:font-weight="normal"/>
    </style:style>
    <style:style style:name="T29" style:family="text">
      <style:text-properties fo:color="#b00040" loext:opacity="100%" fo:font-style="normal" officeooo:rsid="000bbd13"/>
    </style:style>
    <style:style style:name="T30" style:family="text">
      <style:text-properties fo:color="#ba2121" loext:opacity="100%" fo:font-style="normal"/>
    </style:style>
    <style:style style:name="T31" style:family="text">
      <style:text-properties fo:color="#ba2121" loext:opacity="100%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emplate </text:p>
      <text:p text:style-name="P2">template needs to create generics.</text:p>
      <text:p text:style-name="P6"><text:span text:style-name="T2"><text:s/></text:span><text:span text:style-name="T9">1</text:span><text:span text:style-name="T2"> <text:s/></text:span><text:span text:style-name="T16">template</text:span><text:span text:style-name="T5"> </text:span><text:span text:style-name="T12">&lt;</text:span><text:span text:style-name="T16">typename</text:span><text:span text:style-name="T5"> </text:span><text:span text:style-name="T20">T</text:span><text:span text:style-name="T12">&gt;</text:span></text:p>
      <text:p text:style-name="P6"><text:span text:style-name="T2"><text:s/></text:span><text:span text:style-name="T9">2</text:span><text:span text:style-name="T2"> <text:s/></text:span><text:span text:style-name="T16">class</text:span><text:span text:style-name="T5"> </text:span><text:span text:style-name="T20">MyList</text:span><text:span text:style-name="T5"> </text:span><text:span text:style-name="T21">{</text:span></text:p>
      <text:p text:style-name="P6"><text:span text:style-name="T2"><text:s/></text:span><text:span text:style-name="T9">3</text:span><text:span text:style-name="T2"> <text:s/></text:span><text:span text:style-name="T5"><text:s/></text:span><text:span text:style-name="T16">public</text:span><text:span text:style-name="T12">:</text:span></text:p>
      <text:p text:style-name="P6"><text:span text:style-name="T2"><text:s/></text:span><text:span text:style-name="T9">4</text:span><text:span text:style-name="T2"> <text:s/></text:span><text:span text:style-name="T5"><text:s/></text:span><text:span text:style-name="T16">explicit</text:span><text:span text:style-name="T5"> </text:span><text:span text:style-name="T21">MyList(</text:span><text:span text:style-name="T27">int</text:span><text:span text:style-name="T5"> </text:span><text:span text:style-name="T21">size);</text:span></text:p>
      <text:p text:style-name="P6"><text:span text:style-name="T2"><text:s/></text:span><text:span text:style-name="T9">5</text:span><text:span text:style-name="T2"> <text:s/></text:span><text:span text:style-name="T5"><text:s/></text:span><text:span text:style-name="T21">MyList(</text:span><text:span text:style-name="T16">const</text:span><text:span text:style-name="T5"> </text:span><text:span text:style-name="T21">MyList</text:span><text:span text:style-name="T12">&lt;</text:span><text:span text:style-name="T21">T</text:span><text:span text:style-name="T12">&gt;&amp;</text:span><text:span text:style-name="T5"> </text:span><text:span text:style-name="T21">o)</text:span><text:span text:style-name="T5"> </text:span><text:span text:style-name="T12">=</text:span><text:span text:style-name="T5"> </text:span><text:span text:style-name="T16">delete</text:span><text:span text:style-name="T21">;</text:span></text:p>
      <text:p text:style-name="P6"><text:span text:style-name="T2"><text:s/></text:span><text:span text:style-name="T9">6</text:span><text:span text:style-name="T2"> <text:s/></text:span><text:span text:style-name="T5"><text:s/></text:span><text:span text:style-name="T21">MyList(</text:span><text:span text:style-name="T16">const</text:span><text:span text:style-name="T5"> </text:span><text:span text:style-name="T21">MyList</text:span><text:span text:style-name="T12">&lt;</text:span><text:span text:style-name="T21">T</text:span><text:span text:style-name="T12">&gt;&amp;&amp;</text:span><text:span text:style-name="T5"> </text:span><text:span text:style-name="T21">o)</text:span><text:span text:style-name="T5"> </text:span><text:span text:style-name="T12">=</text:span><text:span text:style-name="T5"> </text:span><text:span text:style-name="T16">delete</text:span><text:span text:style-name="T21">;</text:span></text:p>
      <text:p text:style-name="P6"><text:span text:style-name="T2"><text:s/></text:span><text:span text:style-name="T9">7</text:span><text:span text:style-name="T2"> <text:s/></text:span><text:span text:style-name="T5"><text:s/></text:span><text:span text:style-name="T21">T</text:span><text:span text:style-name="T12">&amp;</text:span><text:span text:style-name="T5"> </text:span><text:span text:style-name="T16">operator</text:span><text:span text:style-name="T12">=</text:span><text:span text:style-name="T21">(</text:span><text:span text:style-name="T16">const</text:span><text:span text:style-name="T5"> </text:span><text:span text:style-name="T21">MyList</text:span><text:span text:style-name="T12">&lt;</text:span><text:span text:style-name="T21">T</text:span><text:span text:style-name="T12">&gt;&amp;</text:span><text:span text:style-name="T5"> </text:span><text:span text:style-name="T21">o)</text:span><text:span text:style-name="T5"> </text:span><text:span text:style-name="T12">=</text:span><text:span text:style-name="T5"> </text:span><text:span text:style-name="T16">delete</text:span><text:span text:style-name="T21">;</text:span></text:p>
      <text:p text:style-name="P6"><text:span text:style-name="T2"><text:s/></text:span><text:span text:style-name="T9">8</text:span><text:span text:style-name="T2"> <text:s/></text:span><text:span text:style-name="T5"><text:s/></text:span><text:span text:style-name="T21">T</text:span><text:span text:style-name="T12">&amp;</text:span><text:span text:style-name="T5"> </text:span><text:span text:style-name="T16">operator</text:span><text:span text:style-name="T12">=</text:span><text:span text:style-name="T21">(</text:span><text:span text:style-name="T16">const</text:span><text:span text:style-name="T5"> </text:span><text:span text:style-name="T21">MyList</text:span><text:span text:style-name="T12">&lt;</text:span><text:span text:style-name="T21">T</text:span><text:span text:style-name="T12">&gt;&amp;&amp;</text:span><text:span text:style-name="T5"> </text:span><text:span text:style-name="T21">o)</text:span><text:span text:style-name="T5"> </text:span><text:span text:style-name="T12">=</text:span><text:span text:style-name="T5"> </text:span><text:span text:style-name="T16">delete</text:span><text:span text:style-name="T21">;</text:span></text:p>
      <text:p text:style-name="P6"><text:span text:style-name="T2"><text:s/></text:span><text:span text:style-name="T9">9</text:span><text:span text:style-name="T2"> <text:s/></text:span><text:span text:style-name="T5"><text:s/></text:span><text:span text:style-name="T12">~</text:span><text:span text:style-name="T21">MyList();</text:span></text:p>
      <text:p text:style-name="P3"><text:span text:style-name="T12">10</text:span><text:span text:style-name="T5"> <text:s/></text:span></text:p>
      <text:p text:style-name="P6"><text:span text:style-name="T9">11</text:span><text:span text:style-name="T2"> <text:s/></text:span><text:span text:style-name="T5"><text:s/></text:span><text:span text:style-name="T21">T</text:span><text:span text:style-name="T12">&amp;</text:span><text:span text:style-name="T5"> </text:span><text:span text:style-name="T16">operator</text:span><text:span text:style-name="T21">[](</text:span><text:span text:style-name="T27">int</text:span><text:span text:style-name="T5"> </text:span><text:span text:style-name="T21">i);</text:span></text:p>
      <text:p text:style-name="P6"><text:span text:style-name="T9">12</text:span><text:span text:style-name="T2"> <text:s/></text:span><text:span text:style-name="T5"><text:s/></text:span><text:span text:style-name="T16">const</text:span><text:span text:style-name="T5"> </text:span><text:span text:style-name="T21">T</text:span><text:span text:style-name="T12">&amp;</text:span><text:span text:style-name="T5"> </text:span><text:span text:style-name="T16">operator</text:span><text:span text:style-name="T21">[](</text:span><text:span text:style-name="T27">int</text:span><text:span text:style-name="T5"> </text:span><text:span text:style-name="T21">i)</text:span><text:span text:style-name="T5"> </text:span><text:span text:style-name="T16">const</text:span><text:span text:style-name="T21">;</text:span></text:p>
      <text:p text:style-name="P6"><text:span text:style-name="T9">13</text:span><text:span text:style-name="T2"> <text:s/></text:span><text:span text:style-name="T5"><text:s/></text:span><text:span text:style-name="T27">int</text:span><text:span text:style-name="T5"> </text:span><text:span text:style-name="T21">size()</text:span><text:span text:style-name="T5"> </text:span><text:span text:style-name="T16">const</text:span><text:span text:style-name="T21">;</text:span></text:p>
      <text:p text:style-name="P6"><text:span text:style-name="T9">14</text:span><text:span text:style-name="T2"> <text:s/></text:span><text:span text:style-name="T5"><text:s/></text:span><text:span text:style-name="T16">private</text:span><text:span text:style-name="T12">:</text:span></text:p>
      <text:p text:style-name="P6"><text:span text:style-name="T9">15</text:span><text:span text:style-name="T2"> <text:s/></text:span><text:span text:style-name="T5"><text:s/></text:span><text:span text:style-name="T21">T</text:span><text:span text:style-name="T12">*</text:span><text:span text:style-name="T5"> </text:span><text:span text:style-name="T21">m_array;</text:span></text:p>
      <text:p text:style-name="P6"><text:span text:style-name="T9">16</text:span><text:span text:style-name="T2"> <text:s/></text:span><text:span text:style-name="T5"><text:s/></text:span><text:span text:style-name="T27">int</text:span><text:span text:style-name="T5"> </text:span><text:span text:style-name="T21">m_size;</text:span></text:p>
      <text:p text:style-name="P6"><text:span text:style-name="T9">17</text:span><text:span text:style-name="T2"> <text:s/></text:span><text:span text:style-name="T21">};</text:span></text:p>
      <text:p text:style-name="P7"><text:span text:style-name="T21">there are differnet association of tamplates .</text:span></text:p>
      <text:p text:style-name="P20"><text:span text:style-name="T21">Create a template class</text:span></text:p>
      <text:p text:style-name="P7"><text:span text:style-name="T9">1</text:span><text:span text:style-name="T2"> <text:s/></text:span><text:span text:style-name="T27">int</text:span><text:span text:style-name="T5"> </text:span><text:span text:style-name="T21">main()</text:span></text:p>
      <text:p text:style-name="P7"><text:span text:style-name="T9">2</text:span><text:span text:style-name="T2"> <text:s/></text:span><text:span text:style-name="T21">{</text:span></text:p>
      <text:p text:style-name="P7"><text:span text:style-name="T9">3</text:span><text:span text:style-name="T2"> <text:s/></text:span><text:span text:style-name="T5"><text:s/></text:span><text:span text:style-name="T21">MyList</text:span><text:span text:style-name="T12">&lt;</text:span><text:span text:style-name="T27">int</text:span><text:span text:style-name="T12">&gt;</text:span><text:span text:style-name="T5"> </text:span><text:span text:style-name="T21">la{</text:span><text:span text:style-name="T12">100</text:span><text:span text:style-name="T21">};</text:span></text:p>
      <text:p text:style-name="P7"><text:span text:style-name="T9">4</text:span><text:span text:style-name="T2"> <text:s/></text:span><text:span text:style-name="T5"><text:s/></text:span><text:span text:style-name="T21">MyList</text:span><text:span text:style-name="T12">&lt;</text:span><text:span text:style-name="T27">double</text:span><text:span text:style-name="T12">&gt;</text:span><text:span text:style-name="T5"> </text:span><text:span text:style-name="T21">lb{</text:span><text:span text:style-name="T12">200</text:span><text:span text:style-name="T21">};</text:span></text:p>
      <text:p text:style-name="P4"><text:span text:style-name="T12">5</text:span><text:span text:style-name="T5"> <text:s/></text:span></text:p>
      <text:p text:style-name="P7"><text:span text:style-name="T9">6</text:span><text:span text:style-name="T2"> <text:s/></text:span><text:span text:style-name="T5"><text:s/></text:span><text:span text:style-name="T21">std</text:span><text:span text:style-name="T12">::</text:span><text:span text:style-name="T21">cout</text:span><text:span text:style-name="T5"> </text:span><text:span text:style-name="T12">&lt;&lt;</text:span><text:span text:style-name="T5"> </text:span><text:span text:style-name="T21">lb[</text:span><text:span text:style-name="T12">50</text:span><text:span text:style-name="T21">]</text:span><text:span text:style-name="T5"> </text:span><text:span text:style-name="T12">&lt;&lt;</text:span><text:span text:style-name="T5"> </text:span><text:span text:style-name="T21">std</text:span><text:span text:style-name="T12">::</text:span><text:span text:style-name="T21">endl;</text:span></text:p>
      <text:p text:style-name="P7"><text:span text:style-name="T9">7</text:span><text:span text:style-name="T2"> <text:s/></text:span><text:span text:style-name="T5"><text:s/></text:span><text:span text:style-name="T21">la[</text:span><text:span text:style-name="T12">13</text:span><text:span text:style-name="T21">]</text:span><text:span text:style-name="T5"> </text:span><text:span text:style-name="T12">=</text:span><text:span text:style-name="T5"> </text:span><text:span text:style-name="T12">42</text:span><text:span text:style-name="T21">;</text:span></text:p>
      <text:p text:style-name="P7"><text:span text:style-name="T9">8</text:span><text:span text:style-name="T2"> <text:s/></text:span><text:span text:style-name="T5"><text:s/></text:span><text:span text:style-name="T21">std</text:span><text:span text:style-name="T12">::</text:span><text:span text:style-name="T21">cout</text:span><text:span text:style-name="T5"> </text:span><text:span text:style-name="T12">&lt;&lt;</text:span><text:span text:style-name="T5"> </text:span><text:span text:style-name="T21">la[</text:span><text:span text:style-name="T12">13</text:span><text:span text:style-name="T21">]</text:span><text:span text:style-name="T5"> </text:span><text:span text:style-name="T12">&lt;&lt;</text:span><text:span text:style-name="T5"> </text:span><text:span text:style-name="T21">std</text:span><text:span text:style-name="T12">::</text:span><text:span text:style-name="T21">endl;</text:span></text:p>
      <text:p text:style-name="P7"><text:span text:style-name="T9">9</text:span><text:span text:style-name="T2"> <text:s/></text:span><text:span text:style-name="T21">}</text:span></text:p>
      <text:p text:style-name="P7"/>
      <text:p text:style-name="P20">template with multiple types</text:p>
      <text:p text:style-name="P7"><text:span text:style-name="T2"><text:s/></text:span><text:span text:style-name="T9">1</text:span><text:span text:style-name="T2"> <text:s/></text:span><text:span text:style-name="T16">template</text:span><text:span text:style-name="T12">&lt;</text:span><text:span text:style-name="T16">class</text:span><text:span text:style-name="T5"> </text:span><text:span text:style-name="T20">T</text:span><text:span text:style-name="T21">,</text:span><text:span text:style-name="T5"> </text:span><text:span text:style-name="T16">class</text:span><text:span text:style-name="T5"> </text:span><text:span text:style-name="T20">U</text:span><text:span text:style-name="T12">&gt;</text:span></text:p>
      <text:p text:style-name="P7"><text:span text:style-name="T2"><text:s/></text:span><text:span text:style-name="T9">2</text:span><text:span text:style-name="T2"> <text:s/></text:span><text:span text:style-name="T16">class</text:span><text:span text:style-name="T5"> </text:span><text:span text:style-name="T20">MyClass</text:span><text:span text:style-name="T5"> </text:span><text:span text:style-name="T21">{</text:span></text:p>
      <text:p text:style-name="P7"><text:span text:style-name="T2"><text:s/></text:span><text:span text:style-name="T9">3</text:span><text:span text:style-name="T2"> <text:s/></text:span><text:span text:style-name="T5"><text:s/></text:span><text:span text:style-name="T16">public</text:span><text:span text:style-name="T12">:</text:span></text:p>
      <text:p text:style-name="P7"><text:span text:style-name="T2"><text:s/></text:span><text:span text:style-name="T9">4</text:span><text:span text:style-name="T2"> <text:s/></text:span><text:span text:style-name="T5"><text:s/></text:span><text:span text:style-name="T21">T</text:span><text:span text:style-name="T5"> </text:span><text:span text:style-name="T21">x;</text:span></text:p>
      <text:p text:style-name="P7"><text:span text:style-name="T2"><text:s/></text:span><text:span text:style-name="T9">5</text:span><text:span text:style-name="T2"> <text:s/></text:span><text:span text:style-name="T5"><text:s/></text:span><text:span text:style-name="T21">U</text:span><text:span text:style-name="T5"> </text:span><text:span text:style-name="T21">y;</text:span></text:p>
      <text:p text:style-name="P4"><text:span text:style-name="T5"><text:s/></text:span><text:span text:style-name="T12">6</text:span><text:span text:style-name="T5"> <text:s/></text:span></text:p>
      <text:p text:style-name="P7"><text:span text:style-name="T2"><text:s/></text:span><text:span text:style-name="T9">7</text:span><text:span text:style-name="T2"> <text:s/></text:span><text:span text:style-name="T5"><text:s/></text:span><text:span text:style-name="T21">MyClass(T</text:span><text:span text:style-name="T5"> </text:span><text:span text:style-name="T21">v,</text:span><text:span text:style-name="T5"> </text:span><text:span text:style-name="T21">U</text:span><text:span text:style-name="T5"> </text:span><text:span text:style-name="T21">w)</text:span><text:span text:style-name="T5"> </text:span><text:span text:style-name="T12">:</text:span><text:span text:style-name="T5"> </text:span><text:span text:style-name="T21">x{v},</text:span><text:span text:style-name="T5"> </text:span><text:span text:style-name="T21">y{w}</text:span><text:span text:style-name="T5"> </text:span><text:span text:style-name="T21">{};</text:span></text:p>
      <text:p text:style-name="P4"><text:span text:style-name="T5"><text:s/></text:span><text:span text:style-name="T12">8</text:span><text:span text:style-name="T5"> <text:s/></text:span></text:p>
      <text:p text:style-name="P7"><text:span text:style-name="T2"><text:s/></text:span><text:span text:style-name="T9">9</text:span><text:span text:style-name="T2"> <text:s/></text:span><text:span text:style-name="T5"><text:s/></text:span><text:span text:style-name="T27">void</text:span><text:span text:style-name="T5"> </text:span><text:span text:style-name="T21">printMessage()</text:span><text:span text:style-name="T5"> </text:span><text:span text:style-name="T21">{</text:span></text:p>
      <text:p text:style-name="P7"><text:span text:style-name="T9">10</text:span><text:span text:style-name="T2"> <text:s/></text:span><text:span text:style-name="T5"><text:s/></text:span><text:span text:style-name="T21">cout</text:span><text:span text:style-name="T5"> </text:span><text:span text:style-name="T12">&lt;&lt;</text:span><text:span text:style-name="T5"> </text:span><text:span text:style-name="T30">"x="</text:span><text:span text:style-name="T5"> </text:span><text:span text:style-name="T12">&lt;&lt;</text:span><text:span text:style-name="T5"> </text:span><text:span text:style-name="T16">typeid</text:span><text:span text:style-name="T21">(x).name()</text:span><text:span text:style-name="T5"> </text:span><text:span text:style-name="T12">&lt;&lt;</text:span><text:span text:style-name="T5"> </text:span><text:span text:style-name="T30">"="</text:span><text:span text:style-name="T5"> </text:span><text:span text:style-name="T12">&lt;&lt;</text:span><text:span text:style-name="T5"> </text:span><text:span text:style-name="T21">x</text:span></text:p>
      <text:p text:style-name="P7"><text:span text:style-name="T9">11</text:span><text:span text:style-name="T2"> <text:s/></text:span><text:span text:style-name="T5"><text:s/></text:span><text:span text:style-name="T12">&lt;&lt;</text:span><text:span text:style-name="T5"> </text:span><text:span text:style-name="T30">" y="</text:span><text:span text:style-name="T5"> </text:span><text:span text:style-name="T12">&lt;&lt;</text:span><text:span text:style-name="T5"> </text:span><text:span text:style-name="T16">typeid</text:span><text:span text:style-name="T21">(y).name()</text:span><text:span text:style-name="T5"> </text:span><text:span text:style-name="T12">&lt;&lt;</text:span><text:span text:style-name="T5"> </text:span><text:span text:style-name="T30">"="</text:span><text:span text:style-name="T5"> </text:span><text:span text:style-name="T12">&lt;&lt;</text:span><text:span text:style-name="T5"> </text:span><text:span text:style-name="T21">y</text:span></text:p>
      <text:p text:style-name="P7"><text:span text:style-name="T9">12</text:span><text:span text:style-name="T2"> <text:s/></text:span><text:span text:style-name="T5"><text:s/></text:span><text:span text:style-name="T12">&lt;&lt;</text:span><text:span text:style-name="T5"> </text:span><text:span text:style-name="T21">endl;</text:span></text:p>
      <text:p text:style-name="P7"><text:span text:style-name="T9">13</text:span><text:span text:style-name="T2"> <text:s/></text:span><text:span text:style-name="T5"><text:s/></text:span><text:span text:style-name="T21">};</text:span></text:p>
      <text:p text:style-name="P7"><text:span text:style-name="T9">14</text:span><text:span text:style-name="T2"> <text:s/></text:span><text:span text:style-name="T21">};</text:span></text:p>
      <text:p text:style-name="P7"><text:span text:style-name="T9">15</text:span><text:span text:style-name="T2"> <text:s/></text:span><text:span text:style-name="T27">int</text:span><text:span text:style-name="T5"> </text:span><text:span text:style-name="T21">main()</text:span></text:p>
      <text:p text:style-name="P7"><text:span text:style-name="T9">16</text:span><text:span text:style-name="T2"> <text:s/></text:span><text:span text:style-name="T21">{</text:span></text:p>
      <text:p text:style-name="P7"><text:span text:style-name="T9">17</text:span><text:span text:style-name="T2"> <text:s/></text:span><text:span text:style-name="T21">MyClass</text:span><text:span text:style-name="T12">&lt;</text:span><text:span text:style-name="T27">double</text:span><text:span text:style-name="T21">,</text:span><text:span text:style-name="T5"> </text:span><text:span text:style-name="T27">double</text:span><text:span text:style-name="T12">&gt;</text:span><text:span text:style-name="T5"> </text:span><text:span text:style-name="T21">alpha{</text:span><text:span text:style-name="T12">4.6</text:span><text:span text:style-name="T21">,</text:span><text:span text:style-name="T12">3.9</text:span><text:span text:style-name="T21">};</text:span></text:p>
      <text:p text:style-name="P7"><text:span text:style-name="T9">18</text:span><text:span text:style-name="T2"> <text:s/></text:span><text:span text:style-name="T21">alpha.printMessage();</text:span></text:p>
      <text:p text:style-name="P7"><text:span text:style-name="T9">19</text:span><text:span text:style-name="T2"> <text:s/></text:span><text:span text:style-name="T21">}</text:span></text:p>
      <text:p text:style-name="P7"><text:soft-page-break/><text:span text:style-name="T21">specify a default argument, if not passed it put default</text:span></text:p>
      <text:p text:style-name="P7"><text:span text:style-name="T9">1</text:span><text:span text:style-name="T2"> <text:s/></text:span><text:span text:style-name="T16">template</text:span><text:span text:style-name="T12">&lt;</text:span><text:span text:style-name="T16">class</text:span><text:span text:style-name="T5"> </text:span><text:span text:style-name="T20">T</text:span><text:span text:style-name="T21">,</text:span><text:span text:style-name="T5"> </text:span><text:span text:style-name="T16">class</text:span><text:span text:style-name="T5"> </text:span><text:span text:style-name="T20">U</text:span><text:span text:style-name="T5"> </text:span><text:span text:style-name="T12">=</text:span><text:span text:style-name="T5"> </text:span><text:span text:style-name="T27">int</text:span><text:span text:style-name="T12">&gt;</text:span></text:p>
      <text:p text:style-name="P7"><text:span text:style-name="T9">2</text:span><text:span text:style-name="T2"> <text:s/></text:span><text:span text:style-name="T16">class</text:span><text:span text:style-name="T5"> </text:span><text:span text:style-name="T20">MyClass</text:span><text:span text:style-name="T5"> </text:span><text:span text:style-name="T21">{</text:span></text:p>
      <text:p text:style-name="P7"><text:span text:style-name="T9">3</text:span><text:span text:style-name="T2"> <text:s/></text:span><text:span text:style-name="T5"><text:s/></text:span><text:span text:style-name="T16">public</text:span><text:span text:style-name="T12">:</text:span></text:p>
      <text:p text:style-name="P7"><text:span text:style-name="T9">4</text:span><text:span text:style-name="T2"> <text:s/></text:span><text:span text:style-name="T5"><text:s/></text:span><text:span text:style-name="T21">T</text:span></text:p>
      <text:p text:style-name="P20"><text:span text:style-name="T21">non-type parameters</text:span></text:p>
      <text:p text:style-name="P20"><text:span text:style-name="T10">1</text:span><text:span text:style-name="T3"> <text:s/></text:span><text:span text:style-name="T15">template</text:span><text:span text:style-name="T6"> </text:span><text:span text:style-name="T13">&lt;</text:span><text:span text:style-name="T15">typename</text:span><text:span text:style-name="T6"> </text:span><text:span text:style-name="T19">T</text:span><text:span text:style-name="T22">,</text:span><text:span text:style-name="T6"> </text:span><text:span text:style-name="T28">int</text:span><text:span text:style-name="T6"> </text:span><text:span text:style-name="T22">Size</text:span><text:span text:style-name="T13">&gt;</text:span></text:p>
      <text:p text:style-name="P20"><text:span text:style-name="T10">2</text:span><text:span text:style-name="T3"> <text:s/></text:span><text:span text:style-name="T15">class</text:span><text:span text:style-name="T6"> </text:span><text:span text:style-name="T19">MyList</text:span><text:span text:style-name="T6"> </text:span><text:span text:style-name="T22">{</text:span></text:p>
      <text:p text:style-name="P20"><text:span text:style-name="T10">3</text:span><text:span text:style-name="T3"> <text:s/></text:span><text:span text:style-name="T6"><text:s/></text:span><text:span text:style-name="T15">public</text:span><text:span text:style-name="T13">:</text:span></text:p>
      <text:p text:style-name="P20"><text:span text:style-name="T10">4</text:span><text:span text:style-name="T3"> <text:s/></text:span><text:span text:style-name="T6"><text:s/></text:span><text:span text:style-name="T15">explicit</text:span><text:span text:style-name="T6"> </text:span><text:span text:style-name="T22">MyList();</text:span></text:p>
      <text:p text:style-name="P20"><text:span text:style-name="T10">5</text:span><text:span text:style-name="T3"> <text:s/></text:span><text:span text:style-name="T6"><text:s/></text:span><text:span text:style-name="T22">MyList(</text:span><text:span text:style-name="T15">const</text:span><text:span text:style-name="T6"> </text:span><text:span text:style-name="T22">MyList</text:span><text:span text:style-name="T13">&lt;</text:span><text:span text:style-name="T22">T,Size</text:span><text:span text:style-name="T13">&gt;&amp;</text:span><text:span text:style-name="T6"> </text:span><text:span text:style-name="T22">o)</text:span><text:span text:style-name="T6"> </text:span><text:span text:style-name="T13">=</text:span><text:span text:style-name="T6"> </text:span><text:span text:style-name="T15">delete</text:span><text:span text:style-name="T22">;</text:span></text:p>
      <text:p text:style-name="P20"><text:span text:style-name="T10">6</text:span><text:span text:style-name="T3"> <text:s/></text:span><text:span text:style-name="T6"><text:s/></text:span><text:span text:style-name="T22">...</text:span></text:p>
      <text:p text:style-name="P20"><text:span text:style-name="T21"/></text:p>
      <text:p text:style-name="P9"><text:span text:style-name="T21">In c++ we can specilize a template, specilizations can be partial (if generic types remain) or total.</text:span></text:p>
      <text:p text:style-name="P9"><text:span text:style-name="T21">The base template which gets specialized is called primary template.</text:span></text:p>
      <text:p text:style-name="P22"><text:span text:style-name="T21">Partial specialization</text:span></text:p>
      <text:p text:style-name="P9"><text:span text:style-name="T9">1</text:span><text:span text:style-name="T2"> <text:s/></text:span><text:span text:style-name="T16">template</text:span><text:span text:style-name="T12">&lt;</text:span><text:span text:style-name="T16">class</text:span><text:span text:style-name="T5"> </text:span><text:span text:style-name="T20">U</text:span><text:span text:style-name="T12">&gt;</text:span></text:p>
      <text:p text:style-name="P9"><text:span text:style-name="T9">2</text:span><text:span text:style-name="T2"> <text:s/></text:span><text:span text:style-name="T16">class</text:span><text:span text:style-name="T5"> </text:span><text:span text:style-name="T20">MyClass</text:span><text:span text:style-name="T12">&lt;</text:span><text:span text:style-name="T27">int</text:span><text:span text:style-name="T21">,U</text:span><text:span text:style-name="T12">&gt;</text:span><text:span text:style-name="T5"> </text:span><text:span text:style-name="T21">{....</text:span></text:p>
      <text:p text:style-name="P20"><text:span text:style-name="T21"/></text:p>
      <text:p text:style-name="P20"><text:span text:style-name="T21">Header of the primary template:</text:span></text:p>
      <text:p text:style-name="P20"><text:span text:style-name="T10">1</text:span><text:span text:style-name="T3"> <text:s/></text:span><text:span text:style-name="T15">template</text:span><text:span text:style-name="T13">&lt;</text:span><text:span text:style-name="T15">class</text:span><text:span text:style-name="T6"> </text:span><text:span text:style-name="T19">T</text:span><text:span text:style-name="T22">,</text:span><text:span text:style-name="T6"> </text:span><text:span text:style-name="T15">class</text:span><text:span text:style-name="T6"> </text:span><text:span text:style-name="T19">U</text:span><text:span text:style-name="T6"> </text:span><text:span text:style-name="T13">=</text:span><text:span text:style-name="T6"> </text:span><text:span text:style-name="T28">int</text:span><text:span text:style-name="T13">&gt;</text:span></text:p>
      <text:p text:style-name="P20"><text:span text:style-name="T10">2</text:span><text:span text:style-name="T3"> <text:s/></text:span><text:span text:style-name="T15">class</text:span><text:span text:style-name="T6"> </text:span><text:span text:style-name="T19">MyClass</text:span><text:span text:style-name="T6"> </text:span><text:span text:style-name="T22">{...</text:span></text:p>
      <text:p text:style-name="P20"><text:span text:style-name="T21">Header of the specialization:</text:span></text:p>
      <text:p text:style-name="P20"><text:span text:style-name="T10">1</text:span><text:span text:style-name="T3"> <text:s/></text:span><text:span text:style-name="T15">template</text:span><text:span text:style-name="T13">&lt;</text:span><text:span text:style-name="T15">class</text:span><text:span text:style-name="T6"> </text:span><text:span text:style-name="T19">U</text:span><text:span text:style-name="T13">&gt;</text:span></text:p>
      <text:p text:style-name="P20"><text:span text:style-name="T10">2</text:span><text:span text:style-name="T3"> <text:s/></text:span><text:span text:style-name="T15">class</text:span><text:span text:style-name="T6"> </text:span><text:span text:style-name="T19">MyClass</text:span><text:span text:style-name="T13">&lt;</text:span><text:span text:style-name="T28">int</text:span><text:span text:style-name="T22">,U</text:span><text:span text:style-name="T13">&gt;</text:span><text:span text:style-name="T6"> </text:span><text:span text:style-name="T22">{...</text:span></text:p>
      <text:p text:style-name="P20"><text:span text:style-name="T21"/></text:p>
      <text:p text:style-name="P23"><text:span text:style-name="T21">Total specialization</text:span></text:p>
      <text:p text:style-name="P11"><text:span text:style-name="T9">1</text:span><text:span text:style-name="T2"> <text:s/></text:span><text:span text:style-name="T16">template</text:span><text:span text:style-name="T12">&lt;&gt;</text:span></text:p>
      <text:p text:style-name="P11"><text:span text:style-name="T9">2</text:span><text:span text:style-name="T2"> <text:s/></text:span><text:span text:style-name="T16">class</text:span><text:span text:style-name="T5"> </text:span><text:span text:style-name="T20">MyClass</text:span><text:span text:style-name="T12">&lt;</text:span><text:span text:style-name="T27">int</text:span><text:span text:style-name="T21">,</text:span><text:span text:style-name="T27">int</text:span><text:span text:style-name="T12">&gt;</text:span><text:span text:style-name="T5"> </text:span><text:span text:style-name="T21">{</text:span></text:p>
      <text:p text:style-name="P11"><text:span text:style-name="T9">3</text:span><text:span text:style-name="T2"> <text:s/></text:span><text:span text:style-name="T5"><text:s/></text:span><text:span text:style-name="T16">public</text:span><text:span text:style-name="T12">:...</text:span></text:p>
      <text:p text:style-name="P11"><text:span text:style-name="T21"/></text:p>
      <text:p text:style-name="P13"><text:span text:style-name="T21">we can spacilize pointers.</text:span></text:p>
      <text:p text:style-name="P24"><text:span text:style-name="T21">Template a function</text:span></text:p>
      <text:p text:style-name="P24"><text:span text:style-name="T10">1</text:span><text:span text:style-name="T3"> <text:s/></text:span><text:span text:style-name="T15">template</text:span><text:span text:style-name="T6"> </text:span><text:span text:style-name="T13">&lt;</text:span><text:span text:style-name="T15">class</text:span><text:span text:style-name="T6"> </text:span><text:span text:style-name="T19">T</text:span><text:span text:style-name="T22">,</text:span><text:span text:style-name="T6"> </text:span><text:span text:style-name="T15">class</text:span><text:span text:style-name="T6"> </text:span><text:span text:style-name="T19">U</text:span><text:span text:style-name="T13">&gt;</text:span></text:p>
      <text:p text:style-name="P24"><text:span text:style-name="T10">2</text:span><text:span text:style-name="T3"> <text:s/></text:span><text:span text:style-name="T22">string</text:span><text:span text:style-name="T6"> </text:span><text:span text:style-name="T22">maxvalue</text:span><text:span text:style-name="T6"> </text:span><text:span text:style-name="T22">(T</text:span><text:span text:style-name="T6"> </text:span><text:span text:style-name="T22">x,</text:span><text:span text:style-name="T6"> </text:span><text:span text:style-name="T22">U</text:span><text:span text:style-name="T6"> </text:span><text:span text:style-name="T22">y)</text:span><text:span text:style-name="T6"> </text:span><text:span text:style-name="T22">{</text:span></text:p>
      <text:p text:style-name="P24"><text:span text:style-name="T10">3</text:span><text:span text:style-name="T3"> <text:s/></text:span><text:span text:style-name="T6"><text:s/></text:span><text:span text:style-name="T22">cout</text:span><text:span text:style-name="T6"> </text:span><text:span text:style-name="T13">&lt;&lt;</text:span><text:span text:style-name="T6"> </text:span><text:span text:style-name="T31">"typeid(x)="</text:span><text:span text:style-name="T6"> </text:span><text:span text:style-name="T13">&lt;&lt;</text:span><text:span text:style-name="T6"> </text:span><text:span text:style-name="T15">typeid</text:span><text:span text:style-name="T22">(x).name()</text:span></text:p>
      <text:p text:style-name="P24"><text:span text:style-name="T10">4</text:span><text:span text:style-name="T3"> <text:s/></text:span><text:span text:style-name="T6"><text:s/></text:span><text:span text:style-name="T13">&lt;&lt;</text:span><text:span text:style-name="T6"> </text:span><text:span text:style-name="T31">", typeid(y)="</text:span><text:span text:style-name="T6"> </text:span><text:span text:style-name="T13">&lt;&lt;</text:span><text:span text:style-name="T6"> </text:span><text:span text:style-name="T15">typeid</text:span><text:span text:style-name="T22">(y).name()</text:span><text:span text:style-name="T6"> </text:span><text:span text:style-name="T13">&lt;&lt;</text:span><text:span text:style-name="T6"> </text:span><text:span text:style-name="T22">endl;</text:span></text:p>
      <text:p text:style-name="P24"><text:span text:style-name="T10">5</text:span><text:span text:style-name="T3"> <text:s/></text:span><text:span text:style-name="T6"><text:s/></text:span><text:span text:style-name="T15">return</text:span><text:span text:style-name="T6"> </text:span><text:span text:style-name="T22">x</text:span><text:span text:style-name="T6"> </text:span><text:span text:style-name="T13">&gt;</text:span><text:span text:style-name="T6"> </text:span><text:span text:style-name="T22">y</text:span><text:span text:style-name="T6"> </text:span><text:span text:style-name="T13">?</text:span><text:span text:style-name="T6"> </text:span><text:span text:style-name="T31">"vero"</text:span><text:span text:style-name="T6"> </text:span><text:span text:style-name="T13">:</text:span><text:span text:style-name="T6"> </text:span><text:span text:style-name="T31">"falso"</text:span><text:span text:style-name="T22">;</text:span></text:p>
      <text:p text:style-name="P24"><text:span text:style-name="T10">6</text:span><text:span text:style-name="T3"> <text:s/></text:span><text:span text:style-name="T22">}....</text:span></text:p>
      <text:p text:style-name="P11"><text:span text:style-name="T21"/></text:p>
      <text:p text:style-name="P14"><text:span text:style-name="T21">compiler will automatically deduce the type of T and U.</text:span></text:p>
      <text:p text:style-name="P14"><text:span text:style-name="T21"/></text:p>
      <text:p text:style-name="P14"><text:span text:style-name="T21">For function only full spacialization is possible.</text:span></text:p>
      <text:p text:style-name="P14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oft-page-break/><text:span text:style-name="T21">Functors</text:span></text:p>
      <text:p text:style-name="P15"><text:span text:style-name="T21">allows to do an object as a function, we overload () paranthesis.</text:span></text:p>
      <text:p text:style-name="P15"><text:span text:style-name="T2"><text:s/></text:span><text:span text:style-name="T9">1</text:span><text:span text:style-name="T2"> <text:s/></text:span><text:span text:style-name="T16">template</text:span><text:span text:style-name="T5"> </text:span><text:span text:style-name="T12">&lt;</text:span><text:span text:style-name="T16">typename</text:span><text:span text:style-name="T5"> </text:span><text:span text:style-name="T20">T</text:span><text:span text:style-name="T12">&gt;</text:span></text:p>
      <text:p text:style-name="P15"><text:span text:style-name="T2"><text:s/></text:span><text:span text:style-name="T9">2</text:span><text:span text:style-name="T2"> <text:s/></text:span><text:span text:style-name="T16">class</text:span><text:span text:style-name="T5"> </text:span><text:span text:style-name="T20">Comparatore</text:span></text:p>
      <text:p text:style-name="P15"><text:span text:style-name="T2"><text:s/></text:span><text:span text:style-name="T9">3</text:span><text:span text:style-name="T2"> <text:s/></text:span><text:span text:style-name="T21">{</text:span></text:p>
      <text:p text:style-name="P15"><text:span text:style-name="T2"><text:s/></text:span><text:span text:style-name="T9">4</text:span><text:span text:style-name="T2"> <text:s/></text:span><text:span text:style-name="T5"><text:s/></text:span><text:span text:style-name="T16">public</text:span><text:span text:style-name="T12">:</text:span></text:p>
      <text:p text:style-name="P15"><text:span text:style-name="T2"><text:s/></text:span><text:span text:style-name="T9">5</text:span><text:span text:style-name="T2"> <text:s/></text:span><text:span text:style-name="T5"><text:s/></text:span><text:span text:style-name="T21">Comparatore(</text:span><text:span text:style-name="T16">const</text:span><text:span text:style-name="T5"> </text:span><text:span text:style-name="T21">T</text:span><text:span text:style-name="T12">&amp;</text:span><text:span text:style-name="T5"> </text:span><text:span text:style-name="T21">val)</text:span><text:span text:style-name="T5"> </text:span><text:span text:style-name="T12">:</text:span><text:span text:style-name="T5"> </text:span><text:span text:style-name="T21">m_val{val}</text:span><text:span text:style-name="T5"> </text:span><text:span text:style-name="T21">{};</text:span></text:p>
      <text:p text:style-name="P5"><text:span text:style-name="T5"><text:s/></text:span><text:span text:style-name="T12">6</text:span><text:span text:style-name="T5"> <text:s/></text:span></text:p>
      <text:p text:style-name="P15"><text:span text:style-name="T2"><text:s/></text:span><text:span text:style-name="T9">7</text:span><text:span text:style-name="T2"> <text:s/></text:span><text:span text:style-name="T5"><text:s/></text:span><text:span text:style-name="T27">bool</text:span><text:span text:style-name="T5"> </text:span><text:span text:style-name="T16">operator</text:span><text:span text:style-name="T21">()(</text:span><text:span text:style-name="T16">const</text:span><text:span text:style-name="T5"> </text:span><text:span text:style-name="T21">T</text:span><text:span text:style-name="T12">&amp;</text:span><text:span text:style-name="T5"> </text:span><text:span text:style-name="T21">x)</text:span><text:span text:style-name="T5"> </text:span><text:span text:style-name="T21">{</text:span><text:span text:style-name="T5"> </text:span><text:span text:style-name="T16">return</text:span><text:span text:style-name="T5"> </text:span><text:span text:style-name="T21">x</text:span><text:span text:style-name="T5"> </text:span><text:span text:style-name="T12">==</text:span><text:span text:style-name="T5"> </text:span><text:span text:style-name="T21">m_val;</text:span><text:span text:style-name="T5"> </text:span><text:span text:style-name="T21">}</text:span></text:p>
      <text:p text:style-name="P5"><text:span text:style-name="T5"><text:s/></text:span><text:span text:style-name="T12">8</text:span><text:span text:style-name="T5"> <text:s/></text:span></text:p>
      <text:p text:style-name="P15"><text:span text:style-name="T2"><text:s/></text:span><text:span text:style-name="T9">9</text:span><text:span text:style-name="T2"> <text:s/></text:span><text:span text:style-name="T5"><text:s/></text:span><text:span text:style-name="T16">private</text:span><text:span text:style-name="T12">:</text:span></text:p>
      <text:p text:style-name="P15"><text:span text:style-name="T9">10</text:span><text:span text:style-name="T2"> <text:s/></text:span><text:span text:style-name="T5"><text:s/></text:span><text:span text:style-name="T16">const</text:span><text:span text:style-name="T5"> </text:span><text:span text:style-name="T21">T</text:span><text:span text:style-name="T5"> </text:span><text:span text:style-name="T21">m_val;</text:span></text:p>
      <text:p text:style-name="P15"><text:span text:style-name="T9">11</text:span><text:span text:style-name="T2"> <text:s/></text:span><text:span text:style-name="T21">};</text:span></text:p>
      <text:p text:style-name="P15"><text:span text:style-name="T9">12</text:span><text:span text:style-name="T2"> <text:s/></text:span><text:span text:style-name="T27">int</text:span><text:span text:style-name="T5"> </text:span><text:span text:style-name="T21">main()</text:span><text:span text:style-name="T5"> </text:span><text:span text:style-name="T21">{</text:span></text:p>
      <text:p text:style-name="P15"><text:span text:style-name="T9">13</text:span><text:span text:style-name="T2"> <text:s/></text:span><text:span text:style-name="T5"><text:s/></text:span><text:span text:style-name="T21">Comparatore</text:span><text:span text:style-name="T12">&lt;</text:span><text:span text:style-name="T27">int</text:span><text:span text:style-name="T12">&gt;</text:span><text:span text:style-name="T5"> </text:span><text:span text:style-name="T21">equal_to_ten{</text:span><text:span text:style-name="T12">10</text:span><text:span text:style-name="T21">};</text:span></text:p>
      <text:p text:style-name="P5"><text:span text:style-name="T12">14</text:span><text:span text:style-name="T5"> <text:s/></text:span></text:p>
      <text:p text:style-name="P15"><text:span text:style-name="T9">15</text:span><text:span text:style-name="T2"> <text:s/></text:span><text:span text:style-name="T5"><text:s/></text:span><text:span text:style-name="T21">std</text:span><text:span text:style-name="T12">::</text:span><text:span text:style-name="T21">cout</text:span><text:span text:style-name="T5"> </text:span><text:span text:style-name="T12">&lt;&lt;</text:span><text:span text:style-name="T5"> </text:span><text:span text:style-name="T21">std</text:span><text:span text:style-name="T12">::</text:span><text:span text:style-name="T21">boolalpha</text:span></text:p>
      <text:p text:style-name="P15"><text:span text:style-name="T9">16</text:span><text:span text:style-name="T2"> <text:s/></text:span><text:span text:style-name="T5"><text:s/></text:span><text:span text:style-name="T12">&lt;&lt;</text:span><text:span text:style-name="T5"> </text:span><text:span text:style-name="T21">equal_to_ten(</text:span><text:span text:style-name="T12">10</text:span><text:span text:style-name="T21">)</text:span><text:span text:style-name="T5"> </text:span><text:span text:style-name="T12">&lt;&lt;</text:span><text:span text:style-name="T5"> </text:span><text:span text:style-name="T30">", "</text:span></text:p>
      <text:p text:style-name="P15"><text:span text:style-name="T9">17</text:span><text:span text:style-name="T2"> <text:s/></text:span><text:span text:style-name="T5"><text:s/></text:span><text:span text:style-name="T12">&lt;&lt;</text:span><text:span text:style-name="T5"> </text:span><text:span text:style-name="T21">equal_to_ten(</text:span><text:span text:style-name="T12">13</text:span><text:span text:style-name="T21">)</text:span><text:span text:style-name="T5"> </text:span><text:span text:style-name="T12">&lt;&lt;</text:span><text:span text:style-name="T5"> </text:span><text:span text:style-name="T21">std</text:span><text:span text:style-name="T12">::</text:span><text:span text:style-name="T21">endl;</text:span></text:p>
      <text:p text:style-name="P15"><text:span text:style-name="T9">18</text:span><text:span text:style-name="T2"> <text:s/></text:span><text:span text:style-name="T21">}</text:span></text:p>
      <text:p text:style-name="P15"><text:span text:style-name="T21"/></text:p>
      <text:p text:style-name="P27"><text:span text:style-name="T21">Lambda</text:span></text:p>
      <text:p text:style-name="P17"><text:span text:style-name="T23">we can declare anonymous functions using lambdas:</text:span></text:p>
      <text:p text:style-name="P17"><text:span text:style-name="T21">[ capture-list ] ( params ) -&gt; ret { body }</text:span></text:p>
      <text:p text:style-name="P17"><text:span text:style-name="T11">1</text:span><text:span text:style-name="T4"> <text:s/></text:span><text:span text:style-name="T17">auto</text:span><text:span text:style-name="T7"> </text:span><text:span text:style-name="T24">equal_to_ten</text:span><text:span text:style-name="T7"> </text:span><text:span text:style-name="T14">=</text:span><text:span text:style-name="T7"> </text:span><text:span text:style-name="T24">[]</text:span><text:span text:style-name="T7"> </text:span><text:span text:style-name="T24">(</text:span><text:span text:style-name="T29">int</text:span><text:span text:style-name="T7"> </text:span><text:span text:style-name="T24">i)</text:span><text:span text:style-name="T7"> </text:span><text:span text:style-name="T24">{</text:span><text:span text:style-name="T7"> </text:span><text:span text:style-name="T17">return</text:span><text:span text:style-name="T7"> </text:span><text:span text:style-name="T24">i</text:span><text:span text:style-name="T7"> </text:span><text:span text:style-name="T14">==</text:span><text:span text:style-name="T7"> </text:span><text:span text:style-name="T14">10</text:span><text:span text:style-name="T24">;}</text:span></text:p>
      <text:p text:style-name="P19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10:39:23.989354900</meta:creation-date>
    <meta:generator>LibreOffice/7.3.2.2$Linux_X86_64 LibreOffice_project/30$Build-2</meta:generator>
    <dc:date>2022-05-06T12:07:57.840406742</dc:date>
    <meta:editing-duration>PT1H6M47S</meta:editing-duration>
    <meta:editing-cycles>10</meta:editing-cycles>
    <meta:document-statistic meta:table-count="0" meta:image-count="0" meta:object-count="0" meta:page-count="3" meta:paragraph-count="111" meta:word-count="484" meta:character-count="2796" meta:non-whitespace-character-count="2253"/>
  </office:meta>
</office:document-meta>
</file>